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FE05D0FBE2822F9.png" manifest:media-type="image/png"/>
  <manifest:file-entry manifest:full-path="Pictures/100000000000078000000438C71321D5EB044C68.png" manifest:media-type="image/png"/>
  <manifest:file-entry manifest:full-path="Pictures/1000000000000780000004387BFC15A34F701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7BFC15A34F7015FE.png" xlink:type="simple" xlink:show="embed" xlink:actuate="onLoad"/></draw:frame></text:p>
      <text:p text:style-name="Standard"/>
      <text:p text:style-name="Standard"><draw:frame draw:style-name="fr1" draw:name="Image2" text:anchor-type="paragraph" svg:width="6.9252in" svg:height="3.8953in" draw:z-index="1"><draw:image xlink:href="Pictures/100000000000078000000438C71321D5EB044C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8953in" draw:z-index="2"><draw:image xlink:href="Pictures/1000000000000780000004380FE05D0FBE2822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7:41:05.501968928</meta:creation-date>
    <dc:date>2017-09-18T17:50:19.901057314</dc:date>
    <meta:editing-duration>PT9M1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